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1.27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95.58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8.576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5.238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381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398cm" fo:min-width="14.922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.587cm" fo:padding-top="0cm" fo:padding-bottom="0cm" fo:padding-left="0cm" fo:padding-right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033cm" fo:min-width="15.24cm" fo:padding-top="0cm" fo:padding-bottom="0cm" fo:padding-left="0cm" fo:padding-right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76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6cm" fo:padding-top="0cm" fo:padding-bottom="0cm" fo:padding-left="0cm" fo:padding-right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2cm" fo:padding-top="0cm" fo:padding-bottom="0cm" fo:padding-left="0cm" fo:padding-right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4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cm" fo:padding-top="0cm" fo:padding-bottom="0cm" fo:padding-left="0cm" fo:padding-right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4cm" fo:padding-top="0cm" fo:padding-bottom="0cm" fo:padding-left="0cm" fo:padding-right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3cm" fo:padding-top="0cm" fo:padding-bottom="0cm" fo:padding-left="0cm" fo:padding-right="0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1" draw:fill="none" draw:textarea-vertical-align="middle" loext:decorative="false"/>
    </style:style>
    <style:style style:name="gr64" style:family="graphic" style:parent-style-name="objectwithoutfill">
      <style:graphic-properties svg:stroke-color="#000000" draw:fill="none" draw:textarea-vertical-align="middle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3.816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35cm" fo:padding-top="0cm" fo:padding-bottom="0cm" fo:padding-left="0cm" fo:padding-right="0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495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5.718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Hack"/>
    </style:style>
    <style:style style:name="T1" style:family="text">
      <style:text-properties style:font-name="Liberation Serif"/>
    </style:style>
    <style:style style:name="T2" style:family="text">
      <style:text-properties style:font-name="Hack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8.256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8.256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8.573cm" svg:x2="9.207cm" svg:y2="8.573cm">
          <text:p/>
        </draw:line>
        <draw:frame draw:style-name="gr4" draw:text-style-name="P5" draw:layer="layout" svg:width="2.857cm" svg:height="2.223cm" svg:x="6.35cm" svg:y="6.351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8.891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8.891cm" svg:x2="9.207cm" svg:y2="8.891cm">
          <text:p/>
        </draw:line>
        <draw:line draw:style-name="gr3" draw:text-style-name="P3" draw:layer="layout" svg:x1="15.24cm" svg:y1="8.573cm" svg:x2="39.052cm" svg:y2="8.572cm">
          <text:p/>
        </draw:line>
        <draw:line draw:style-name="gr5" draw:text-style-name="P3" draw:layer="layout" svg:x1="15.24cm" svg:y1="8.891cm" svg:x2="39.052cm" svg:y2="8.89cm">
          <text:p/>
        </draw:line>
        <draw:frame draw:style-name="gr6" draw:text-style-name="P7" draw:layer="layout" svg:width="6.667cm" svg:height="6.032cm" svg:x="15.24cm" svg:y="2.541cm">
          <draw:text-box>
            <text:p text:style-name="P6"><text:span text:style-name="T2">INSERT</text:span></text:p>
            <text:p text:style-name="P6"><text:span text:style-name="T2">INTO Use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email,</text:span></text:p>
            <text:p text:style-name="P6"><text:span text:style-name="T2"><text:s text:c="4"/>passwordHash,</text:span></text:p>
            <text:p text:style-name="P6"><text:span text:style-name="T2"><text:s text:c="4"/>name</text:span></text:p>
            <text:p text:style-name="P6"><text:span text:style-name="T2">)</text:span></text:p>
          </draw:text-box>
        </draw:frame>
        <draw:frame draw:style-name="gr4" draw:text-style-name="P5" draw:layer="layout" svg:width="6.667cm" svg:height="0.635cm" svg:x="15.24cm" svg:y="8.891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2.066cm" svg:x2="8.255cm" svg:y2="12.066cm">
          <text:p/>
        </draw:line>
        <draw:frame draw:style-name="gr4" draw:text-style-name="P5" draw:layer="layout" svg:width="2.54cm" svg:height="1.588cm" svg:x="5.715cm" svg:y="10.478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2.383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2.383cm" svg:x2="8.255cm" svg:y2="12.383cm">
          <text:p/>
        </draw:line>
        <draw:custom-shape draw:style-name="gr7" draw:text-style-name="P2" draw:layer="layout" svg:width="5.715cm" svg:height="0.953cm" svg:x="8.255cm" svg:y="11.74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255cm" svg:height="2.223cm" svg:x="13.97cm" svg:y="9.842cm">
          <draw:text-box>
            <text:p text:style-name="P6"><text:span text:style-name="T2">SELECT *</text:span></text:p>
            <text:p text:style-name="P6"><text:span text:style-name="T2">FROM User u</text:span></text:p>
            <text:p text:style-name="P6"><text:span text:style-name="T2">WHERE u.email = email</text:span></text:p>
          </draw:text-box>
        </draw:frame>
        <draw:line draw:style-name="gr3" draw:text-style-name="P3" draw:layer="layout" svg:x1="13.97cm" svg:y1="12.065cm" svg:x2="39.052cm" svg:y2="12.065cm">
          <text:p/>
        </draw:line>
        <draw:line draw:style-name="gr5" draw:text-style-name="P3" draw:layer="layout" svg:x1="13.97cm" svg:y1="12.383cm" svg:x2="39.052cm" svg:y2="12.382cm">
          <text:p/>
        </draw:line>
        <draw:frame draw:style-name="gr4" draw:text-style-name="P5" draw:layer="layout" svg:width="8.255cm" svg:height="0.635cm" svg:x="13.97cm" svg:y="12.383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21.273cm" svg:x="2.54cm" svg:y="76.2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76.517cm" svg:x2="9.525cm" svg:y2="76.517cm">
          <text:p/>
        </draw:line>
        <draw:custom-shape draw:style-name="gr10" draw:text-style-name="P2" draw:layer="layout" svg:width="5.08cm" svg:height="0.952cm" svg:x="9.525cm" svg:y="76.2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76.835cm" svg:x2="9.525cm" svg:y2="76.835cm">
          <text:p/>
        </draw:line>
        <draw:frame draw:style-name="gr4" draw:text-style-name="P5" draw:layer="layout" svg:width="2.54cm" svg:height="0.952cm" svg:x="6.985cm" svg:y="76.83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76.517cm" svg:x2="39.052cm" svg:y2="76.517cm">
          <text:p/>
        </draw:line>
        <draw:frame draw:style-name="gr6" draw:text-style-name="P7" draw:layer="layout" svg:width="8.89cm" svg:height="2.858cm" svg:x="14.605cm" svg:y="73.66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ORDER BY e.date DESC</text:span></text:p>
          </draw:text-box>
        </draw:frame>
        <draw:line draw:style-name="gr5" draw:text-style-name="P3" draw:layer="layout" svg:x1="14.605cm" svg:y1="76.835cm" svg:x2="39.052cm" svg:y2="76.835cm">
          <text:p/>
        </draw:line>
        <draw:frame draw:style-name="gr4" draw:text-style-name="P5" draw:layer="layout" svg:width="8.89cm" svg:height="0.952cm" svg:x="14.605cm" svg:y="76.83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86.043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86.361cm" svg:x2="9.525cm" svg:y2="86.361cm">
          <text:p/>
        </draw:line>
        <draw:frame draw:style-name="gr4" draw:text-style-name="P5" draw:layer="layout" svg:width="2.54cm" svg:height="3.492cm" svg:x="6.985cm" svg:y="82.868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86.678cm" svg:x2="9.525cm" svg:y2="86.678cm">
          <text:p/>
        </draw:line>
        <draw:frame draw:style-name="gr4" draw:text-style-name="P5" draw:layer="layout" svg:width="2.54cm" svg:height="0.953cm" svg:x="6.985cm" svg:y="86.678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86.36cm" svg:x2="39.052cm" svg:y2="86.36cm">
          <text:p/>
        </draw:line>
        <draw:line draw:style-name="gr5" draw:text-style-name="P3" draw:layer="layout" svg:x1="14.922cm" svg:y1="86.678cm" svg:x2="39.052cm" svg:y2="86.677cm">
          <text:p/>
        </draw:line>
        <draw:frame draw:style-name="gr4" draw:text-style-name="P7" draw:layer="layout" svg:width="5.08cm" svg:height="8.255cm" svg:x="14.922cm" svg:y="78.105cm">
          <draw:text-box>
            <text:p text:style-name="P6"><text:span text:style-name="T2">INSERT</text:span></text:p>
            <text:p text:style-name="P6"><text:span text:style-name="T2">INTO Expense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amount,</text:span></text:p>
            <text:p text:style-name="P6"><text:span text:style-name="T2"><text:s text:c="4"/>category,</text:span></text:p>
            <text:p text:style-name="P6"><text:span text:style-name="T2"><text:s text:c="4"/>type,</text:span></text:p>
            <text:p text:style-name="P6"><text:span text:style-name="T2"><text:s text:c="4"/>date,</text:span></text:p>
            <text:p text:style-name="P6"><text:span text:style-name="T2"><text:s text:c="4"/>note</text:span></text:p>
            <text:p text:style-name="P6"><text:span text:style-name="T2">)</text:span></text:p>
          </draw:text-box>
        </draw:frame>
        <draw:frame draw:style-name="gr4" draw:text-style-name="P5" draw:layer="layout" svg:width="5.079cm" svg:height="0.953cm" svg:x="14.923cm" svg:y="86.678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92.711cm">
          <text:p text:style-name="P1"><text:span text:style-name="T1">PUT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93.027cm" svg:x2="9.525cm" svg:y2="93.027cm">
          <text:p/>
        </draw:line>
        <draw:frame draw:style-name="gr4" draw:text-style-name="P5" draw:layer="layout" svg:width="2.54cm" svg:height="3.493cm" svg:x="6.985cm" svg:y="89.535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93.345cm" svg:x2="9.525cm" svg:y2="93.345cm">
          <text:p/>
        </draw:line>
        <draw:frame draw:style-name="gr4" draw:text-style-name="P5" draw:layer="layout" svg:width="2.54cm" svg:height="0.635cm" svg:x="6.985cm" svg:y="93.345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93.028cm" svg:x2="39.052cm" svg:y2="93.027cm">
          <text:p/>
        </draw:line>
        <draw:line draw:style-name="gr5" draw:text-style-name="P3" draw:layer="layout" svg:x1="15.24cm" svg:y1="93.345cm" svg:x2="39.052cm" svg:y2="93.345cm">
          <text:p/>
        </draw:line>
        <draw:frame draw:style-name="gr6" draw:text-style-name="P7" draw:layer="layout" svg:width="10.16cm" svg:height="5.081cm" svg:x="15.24cm" svg:y="87.948cm">
          <draw:text-box>
            <text:p text:style-name="P6"><text:span text:style-name="T2">UPDATE Expense e</text:span></text:p>
            <text:p text:style-name="P6"><text:span text:style-name="T2">SET e.amount = amount,</text:span></text:p>
            <text:p text:style-name="P6"><text:span text:style-name="T2"><text:s text:c="4"/>e.category = category,</text:span></text:p>
            <text:p text:style-name="P6"><text:span text:style-name="T2"><text:s text:c="4"/>e.type = type,</text:span></text:p>
            <text:p text:style-name="P6"><text:span text:style-name="T2"><text:s text:c="4"/>e.date = date,</text:span></text:p>
            <text:p text:style-name="P6"><text:span text:style-name="T2"><text:s text:c="4"/>e.note = note</text:span></text:p>
            <text:p text:style-name="P6"><text:span text:style-name="T2">WHERE e.id = id</text:span></text:p>
          </draw:text-box>
        </draw:frame>
        <draw:frame draw:style-name="gr4" draw:text-style-name="P5" draw:layer="layout" svg:width="10.16cm" svg:height="0.952cm" svg:x="15.24cm" svg:y="93.346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96.52cm">
          <text:p text:style-name="P1"><text:span text:style-name="T1">DELETE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96.838cm" svg:x2="7.937cm" svg:y2="96.838cm">
          <text:p/>
        </draw:line>
        <draw:line draw:style-name="gr5" draw:text-style-name="P3" draw:layer="layout" svg:x1="6.985cm" svg:y1="97.155cm" svg:x2="7.937cm" svg:y2="97.155cm">
          <text:p/>
        </draw:line>
        <draw:frame draw:style-name="gr4" draw:text-style-name="P5" draw:layer="layout" svg:width="0.952cm" svg:height="0.634cm" svg:x="6.985cm" svg:y="97.156cm">
          <draw:text-box>
            <text:p text:style-name="P4"><text:span text:style-name="T1">ok</text:span></text:p>
          </draw:text-box>
        </draw:frame>
        <draw:frame draw:style-name="gr6" draw:text-style-name="P7" draw:layer="layout" svg:width="6.033cm" svg:height="2.224cm" svg:x="14.922cm" svg:y="94.615cm">
          <draw:text-box>
            <text:p text:style-name="P6"><text:span text:style-name="T2">DELETE</text:span></text:p>
            <text:p text:style-name="P6"><text:span text:style-name="T2">FROM Expense e</text:span></text:p>
            <text:p text:style-name="P6"><text:span text:style-name="T2">WHERE e.id = id</text:span></text:p>
          </draw:text-box>
        </draw:frame>
        <draw:line draw:style-name="gr3" draw:text-style-name="P3" draw:layer="layout" svg:x1="14.922cm" svg:y1="96.839cm" svg:x2="39.052cm" svg:y2="96.837cm">
          <text:p/>
        </draw:line>
        <draw:line draw:style-name="gr5" draw:text-style-name="P3" draw:layer="layout" svg:x1="14.922cm" svg:y1="97.155cm" svg:x2="39.052cm" svg:y2="97.155cm">
          <text:p/>
        </draw:line>
        <draw:custom-shape draw:style-name="gr14" draw:text-style-name="P2" draw:layer="layout" svg:width="5.397cm" svg:height="0.952cm" svg:x="7.62cm" svg:y="122.239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22.556cm" svg:x2="7.62cm" svg:y2="122.556cm">
          <text:p/>
        </draw:line>
        <draw:line draw:style-name="gr15" draw:text-style-name="P3" draw:layer="layout" svg:x1="6.35cm" svg:y1="122.874cm" svg:x2="7.62cm" svg:y2="122.874cm">
          <text:p/>
        </draw:line>
        <draw:frame draw:style-name="gr4" draw:text-style-name="P5" draw:layer="layout" svg:width="1.27cm" svg:height="0.635cm" svg:x="6.35cm" svg:y="122.874cm">
          <draw:text-box>
            <text:p text:style-name="P4"><text:span text:style-name="T1">user</text:span></text:p>
          </draw:text-box>
        </draw:frame>
        <draw:frame draw:style-name="gr6" draw:text-style-name="P7" draw:layer="layout" svg:width="7.303cm" svg:height="4.445cm" svg:x="13.017cm" svg:y="118.111cm">
          <draw:text-box>
            <text:p text:style-name="P6"><text:span text:style-name="T2">SELECT u.id,</text:span></text:p>
            <text:p text:style-name="P6"><text:span text:style-name="T2"><text:s text:c="4"/>u.email,</text:span></text:p>
            <text:p text:style-name="P6"><text:span text:style-name="T2"><text:s text:c="4"/>u.name,</text:span></text:p>
            <text:p text:style-name="P6"><text:span text:style-name="T2"><text:s text:c="4"/>u.createdAt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3.017cm" svg:y1="122.556cm" svg:x2="39.052cm" svg:y2="122.555cm">
          <text:p/>
        </draw:line>
        <draw:line draw:style-name="gr5" draw:text-style-name="P3" draw:layer="layout" svg:x1="13.017cm" svg:y1="122.873cm" svg:x2="39.052cm" svg:y2="122.872cm">
          <text:p/>
        </draw:line>
        <draw:frame draw:style-name="gr4" draw:text-style-name="P5" draw:layer="layout" svg:width="7.303cm" svg:height="0.635cm" svg:x="13.017cm" svg:y="122.873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69cm" svg:x="6.35cm" svg:y="125.414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7.938cm" svg:height="2.857cm" svg:x="15.557cm" svg:y="123.826cm">
          <draw:text-box>
            <text:p text:style-name="P6"><text:span text:style-name="T2">UPDATE User u</text:span></text:p>
            <text:p text:style-name="P6"><text:span text:style-name="T2">SET u.email = email,</text:span></text:p>
            <text:p text:style-name="P6"><text:span text:style-name="T2"><text:s text:c="4"/>u.name = name</text:span></text:p>
            <text:p text:style-name="P6"><text:span text:style-name="T2">WHERE u.id = userId</text:span></text:p>
          </draw:text-box>
        </draw:frame>
        <draw:line draw:style-name="gr9" draw:text-style-name="P3" draw:layer="layout" svg:x1="6.35cm" svg:y1="126.683cm" svg:x2="8.255cm" svg:y2="126.683cm">
          <text:p/>
        </draw:line>
        <draw:line draw:style-name="gr15" draw:text-style-name="P3" draw:layer="layout" svg:x1="6.35cm" svg:y1="127.001cm" svg:x2="8.255cm" svg:y2="127.001cm">
          <text:p/>
        </draw:line>
        <draw:frame draw:style-name="gr4" draw:text-style-name="P5" draw:layer="layout" svg:width="1.905cm" svg:height="0.635cm" svg:x="6.35cm" svg:y="127.001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127.001cm" svg:x2="39.052cm" svg:y2="127cm">
          <text:p/>
        </draw:line>
        <draw:line draw:style-name="gr3" draw:text-style-name="P3" draw:layer="layout" svg:x1="15.557cm" svg:y1="126.683cm" svg:x2="39.052cm" svg:y2="126.682cm">
          <text:p/>
        </draw:line>
        <draw:frame draw:style-name="gr4" draw:text-style-name="P5" draw:layer="layout" svg:width="7.937cm" svg:height="0.635cm" svg:x="15.558cm" svg:y="127.001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9.371cm" svg:y="10.47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1.112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9.371cm" svg:y="11.747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2.699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3.33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5.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9.373cm" svg:y="15.87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6.51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7.145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cm" svg:y="19.05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9.685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9.37cm" svg:y="9.842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9.371cm" svg:y="14.288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9.37cm" svg:y="45.086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5.7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6.356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9.37cm" svg:y="46.991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9.371cm" svg:y="47.943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9.37cm" svg:y="48.578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9.371cm" svg:y="44.133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9.37cm" svg:y="49.531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07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70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3.341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9.371cm" svg:y="53.976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9.373cm" svg:y="54.92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9.371cm" svg:y="51.436cm">
          <draw:text-box>
            <text:p text:style-name="P4"><text:span text:style-name="T1">Goal</text:span></text:p>
          </draw:text-box>
        </draw:frame>
        <draw:custom-shape draw:style-name="gr28" draw:text-style-name="P2" draw:layer="layout" svg:width="10.477cm" svg:height="195.58cm" svg:x="39.052cm" svg:y="8.255cm">
          <text:p text:style-name="P1"><text:span text:style-name="T1">Database</text:span></text:p>
          <text:p text:style-name="P1"><text:span text:style-name="T1">DBMS: 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9.842cm" svg:height="0.952cm" svg:x="9.207cm" svg:y="71.756cm">
          <text:p text:style-name="P1"><text:span text:style-name="T1">GET /api/expenses?from=</text:span><text:span text:style-name="T3">from</text:span><text:span text:style-name="T1">&amp;to=</text:span><text:span text:style-name="T3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4.127cm" svg:height="1.27cm" svg:x="2.54cm" svg:y="71.755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4.445cm" svg:x="19.05cm" svg:y="67.628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from</text:span></text:p>
            <text:p text:style-name="P6"><text:span text:style-name="T2"><text:s text:c="4"/>AND e.date &lt;= to</text:span></text:p>
            <text:p text:style-name="P6"><text:span text:style-name="T2">ORDER BY e.date DESC</text:span></text:p>
          </draw:text-box>
        </draw:frame>
        <draw:line draw:style-name="gr9" draw:text-style-name="P3" draw:layer="layout" svg:x1="6.667cm" svg:y1="72.072cm" svg:x2="9.207cm" svg:y2="72.072cm">
          <text:p/>
        </draw:line>
        <draw:line draw:style-name="gr5" draw:text-style-name="P3" draw:layer="layout" svg:x1="6.667cm" svg:y1="72.39cm" svg:x2="9.207cm" svg:y2="72.39cm">
          <text:p/>
        </draw:line>
        <draw:frame draw:style-name="gr4" draw:text-style-name="P5" draw:layer="layout" svg:width="2.54cm" svg:height="0.953cm" svg:x="6.667cm" svg:y="72.39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72.073cm" svg:x2="39.052cm" svg:y2="72.073cm">
          <text:p/>
        </draw:line>
        <draw:line draw:style-name="gr5" draw:text-style-name="P3" draw:layer="layout" svg:x1="19.05cm" svg:y1="72.391cm" svg:x2="39.052cm" svg:y2="72.391cm">
          <text:p/>
        </draw:line>
        <draw:frame draw:style-name="gr4" draw:text-style-name="P5" draw:layer="layout" svg:width="8.89cm" svg:height="0.952cm" svg:x="19.05cm" svg:y="72.391cm">
          <draw:text-box>
            <text:p text:style-name="P4"><text:span text:style-name="T1">expenses</text:span></text:p>
          </draw:text-box>
        </draw:frame>
        <draw:custom-shape draw:style-name="gr31" draw:text-style-name="P2" draw:layer="layout" svg:width="4.127cm" svg:height="28.576cm" svg:x="2.54cm" svg:y="38.099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8.416cm" svg:x2="12.382cm" svg:y2="38.417cm">
          <text:p/>
        </draw:line>
        <draw:line draw:style-name="gr5" draw:text-style-name="P3" draw:layer="layout" svg:x1="6.667cm" svg:y1="38.734cm" svg:x2="12.382cm" svg:y2="38.735cm">
          <text:p/>
        </draw:line>
        <draw:frame draw:style-name="gr4" draw:text-style-name="P5" draw:layer="layout" svg:width="5.715cm" svg:height="6.35cm" svg:x="6.667cm" svg:y="38.735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8.1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1.747cm" svg:height="7.302cm" svg:x="17.78cm" svg:y="31.115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3" draw:text-style-name="P3" draw:layer="layout" svg:x1="17.78cm" svg:y1="38.417cm" svg:x2="39.052cm" svg:y2="38.417cm">
          <text:p/>
        </draw:line>
        <draw:line draw:style-name="gr5" draw:text-style-name="P3" draw:layer="layout" svg:x1="17.78cm" svg:y1="38.735cm" svg:x2="39.052cm" svg:y2="38.735cm">
          <text:p/>
        </draw:line>
        <draw:frame draw:style-name="gr4" draw:text-style-name="P5" draw:layer="layout" svg:width="11.747cm" svg:height="1.586cm" svg:x="17.78cm" svg:y="38.73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custom-shape draw:style-name="gr32" draw:text-style-name="P2" draw:layer="layout" svg:width="5.715cm" svg:height="15.238cm" svg:x="2.54cm" svg:y="102.237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11.747cm" svg:height="0.953cm" svg:x="11.112cm" svg:y="102.235cm">
          <text:p text:style-name="P1"><text:span text:style-name="T1">GET /api/budgets?month=</text:span><text:span text:style-name="T3">month</text:span><text:span text:style-name="T1">&amp;year=</text:span><text:span text:style-name="T3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" draw:layer="layout" svg:width="5.08cm" svg:height="0.953cm" svg:x="11.112cm" svg:y="116.523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102.871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02.553cm" svg:x2="11.112cm" svg:y2="102.553cm">
          <text:p/>
        </draw:line>
        <draw:line draw:style-name="gr5" draw:text-style-name="P3" draw:layer="layout" svg:x1="8.255cm" svg:y1="102.871cm" svg:x2="11.112cm" svg:y2="102.871cm">
          <text:p/>
        </draw:line>
        <draw:line draw:style-name="gr9" draw:text-style-name="P3" draw:layer="layout" svg:x1="22.86cm" svg:y1="102.553cm" svg:x2="39.052cm" svg:y2="102.552cm">
          <text:p/>
        </draw:line>
        <draw:line draw:style-name="gr5" draw:text-style-name="P3" draw:layer="layout" svg:x1="22.86cm" svg:y1="102.871cm" svg:x2="39.052cm" svg:y2="102.87cm">
          <text:p/>
        </draw:line>
        <draw:frame draw:style-name="gr6" draw:text-style-name="P7" draw:layer="layout" svg:width="8.889cm" svg:height="4.444cm" svg:x="22.86cm" svg:y="98.109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</text:span></text:p>
            <text:p text:style-name="P6"><text:span text:style-name="T2">ORDER BY e.date DESC</text:span></text:p>
          </draw:text-box>
        </draw:frame>
        <draw:frame draw:style-name="gr4" draw:text-style-name="P5" draw:layer="layout" svg:width="2.857cm" svg:height="2.857cm" svg:x="8.255cm" svg:y="113.983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16.84cm" svg:x2="11.112cm" svg:y2="116.84cm">
          <text:p/>
        </draw:line>
        <draw:line draw:style-name="gr5" draw:text-style-name="P3" draw:layer="layout" svg:x1="8.255cm" svg:y1="117.158cm" svg:x2="11.112cm" svg:y2="117.158cm">
          <text:p/>
        </draw:line>
        <draw:frame draw:style-name="gr4" draw:text-style-name="P5" draw:layer="layout" svg:width="2.857cm" svg:height="0.634cm" svg:x="8.255cm" svg:y="117.159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9.37cm" svg:y="50.166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116.841cm" svg:x2="39.052cm" svg:y2="116.84cm">
          <text:p/>
        </draw:line>
        <draw:line draw:style-name="gr5" draw:text-style-name="P3" draw:layer="layout" svg:x1="16.192cm" svg:y1="117.158cm" svg:x2="39.052cm" svg:y2="117.157cm">
          <text:p/>
        </draw:line>
        <draw:frame draw:style-name="gr6" draw:text-style-name="P7" draw:layer="layout" svg:width="11.748cm" svg:height="12.699cm" svg:x="16.192cm" svg:y="104.141cm">
          <draw:text-box>
            <text:p text:style-name="P6"><text:span text:style-name="T2">INSERT</text:span></text:p>
            <text:p text:style-name="P6"><text:span text:style-name="T2">INTO Budget b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month,</text:span></text:p>
            <text:p text:style-name="P6"><text:span text:style-name="T2"><text:s text:c="4"/>year,</text:span></text:p>
            <text:p text:style-name="P6"><text:span text:style-name="T2"><text:s text:c="4"/>totalLimit,</text:span></text:p>
            <text:p text:style-name="P6"><text:span text:style-name="T2"><text:s text:c="4"/>category,</text:span></text:p>
            <text:p text:style-name="P6"><text:span text:style-name="T2"><text:s text:c="4"/>allocated,</text:span></text:p>
            <text:p text:style-name="P6"><text:span text:style-name="T2"><text:s text:c="4"/>percent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b.totalLimit = totalLimit,</text:span></text:p>
            <text:p text:style-name="P6"><text:span text:style-name="T2"><text:s text:c="4"/>b.allocated = allocated,</text:span></text:p>
            <text:p text:style-name="P6"><text:span text:style-name="T2"><text:s text:c="4"/>b.percent = percent</text:span></text:p>
          </draw:text-box>
        </draw:frame>
        <draw:frame draw:style-name="gr4" draw:text-style-name="P5" draw:layer="layout" svg:width="6.033cm" svg:height="0.952cm" svg:x="39.369cm" svg:y="55.882cm">
          <draw:text-box>
            <text:p text:style-name="P4"><text:span text:style-name="T1">ResetPasswordRequest</text:span></text:p>
          </draw:text-box>
        </draw:frame>
        <draw:custom-shape draw:style-name="gr35" draw:text-style-name="P2" draw:layer="layout" svg:width="6.031cm" svg:height="0.635cm" svg:x="39.371cm" svg:y="56.83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6.031cm" svg:height="0.953cm" svg:x="39.371cm" svg:y="57.469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6.031cm" svg:height="0.635cm" svg:x="39.371cm" svg:y="58.422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175cm" svg:height="1.588cm" svg:x="2.54cm" svg:y="11.748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032cm" svg:height="2.539cm" svg:x="2.54cm" svg:y="21.591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.255cm" svg:height="2.539cm" svg:x="10.477cm" svg:y="21.591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21.909cm" svg:x2="10.477cm" svg:y2="21.908cm">
          <text:p/>
        </draw:line>
        <draw:line draw:style-name="gr5" draw:text-style-name="P3" draw:layer="layout" svg:x1="8.572cm" svg:y1="23.813cm" svg:x2="10.477cm" svg:y2="23.813cm">
          <text:p/>
        </draw:line>
        <draw:frame draw:style-name="gr4" draw:text-style-name="P5" draw:layer="layout" svg:width="1.588cm" svg:height="0.635cm" svg:x="8.572cm" svg:y="21.273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3.814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21.908cm" svg:x2="39.052cm" svg:y2="21.908cm">
          <text:p/>
        </draw:line>
        <draw:line draw:style-name="gr5" draw:text-style-name="P3" draw:layer="layout" svg:x1="18.732cm" svg:y1="22.226cm" svg:x2="39.052cm" svg:y2="22.225cm">
          <text:p/>
        </draw:line>
        <draw:frame draw:style-name="gr6" draw:text-style-name="P7" draw:layer="layout" svg:width="10.477cm" svg:height="7.938cm" svg:x="18.733cm" svg:y="13.97cm">
          <draw:text-box>
            <text:p text:style-name="P6"><text:span text:style-name="T2">INSERT</text:span></text:p>
            <text:p text:style-name="P6"><text:span text:style-name="T2">INTO ResetPasswordRequest 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keyHash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r.keyHash = keyHash,</text:span></text:p>
            <text:p text:style-name="P6"><text:span text:style-name="T2"><text:s text:c="4"/>r.createdAt = now</text:span></text:p>
          </draw:text-box>
        </draw:frame>
        <draw:custom-shape draw:style-name="gr40" draw:text-style-name="P2" draw:layer="layout" svg:width="11.747cm" svg:height="1.588cm" svg:x="2.54cm" svg:y="28.89cm">
          <text:p text:style-name="P1"><text:span text:style-name="T1">Reset password page</text:span></text:p>
          <text:p text:style-name="P1"><text:span text:style-name="T1">URL: /reset-password?email=</text:span><text:span text:style-name="T3">email</text:span><text:span text:style-name="T1">&amp;key=</text:span><text:span text:style-name="T3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9.209cm" svg:x2="16.827cm" svg:y2="29.208cm">
          <text:p/>
        </draw:line>
        <draw:line draw:style-name="gr5" draw:text-style-name="P3" draw:layer="layout" svg:x1="14.287cm" svg:y1="29.526cm" svg:x2="16.827cm" svg:y2="29.526cm">
          <text:p/>
        </draw:line>
        <draw:frame draw:style-name="gr4" draw:text-style-name="P5" draw:layer="layout" svg:width="2.54cm" svg:height="2.222cm" svg:x="14.287cm" svg:y="26.986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0.636cm" svg:x="14.287cm" svg:y="29.526cm">
          <draw:text-box>
            <text:p text:style-name="P4"><text:span text:style-name="T1">ok</text:span></text:p>
          </draw:text-box>
        </draw:frame>
        <draw:custom-shape draw:style-name="gr41" draw:text-style-name="P2" draw:layer="layout" svg:width="7.938cm" svg:height="0.953cm" svg:x="16.827cm" svg:y="28.891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9.209cm" svg:x2="39.052cm" svg:y2="29.209cm">
          <text:p/>
        </draw:line>
        <draw:line draw:style-name="gr5" draw:text-style-name="P3" draw:layer="layout" svg:x1="24.765cm" svg:y1="29.526cm" svg:x2="39.052cm" svg:y2="29.526cm">
          <text:p/>
        </draw:line>
        <draw:frame draw:style-name="gr6" draw:text-style-name="P7" draw:layer="layout" svg:width="12.7cm" svg:height="4.444cm" svg:x="24.765cm" svg:y="24.765cm">
          <draw:text-box>
            <text:p text:style-name="P6"><text:span text:style-name="T2">DELETE</text:span></text:p>
            <text:p text:style-name="P6"><text:span text:style-name="T2">FROM ResetPasswordRequest r</text:span></text:p>
            <text:p text:style-name="P6"><text:span text:style-name="T2">WHERE r.userId = userId;</text:span></text:p>
            <text:p text:style-name="P6"><text:span text:style-name="T2">UPDATE User u</text:span></text:p>
            <text:p text:style-name="P6"><text:span text:style-name="T2">SET u.passwordHash = passwordHash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8.732cm" svg:y1="23.813cm" svg:x2="26.67cm" svg:y2="23.813cm">
          <text:p/>
        </draw:line>
        <draw:frame draw:style-name="gr4" draw:text-style-name="P5" draw:layer="layout" svg:width="7.937cm" svg:height="0.953cm" svg:x="18.733cm" svg:y="22.86cm">
          <draw:text-box>
            <text:p text:style-name="P4"><text:span text:style-name="T1">Reset-password email message</text:span></text:p>
          </draw:text-box>
        </draw:frame>
        <draw:custom-shape draw:style-name="gr42" draw:text-style-name="P2" draw:layer="layout" svg:width="3.492cm" svg:height="0.635cm" svg:x="26.67cm" svg:y="23.49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8.098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3.809cm" svg:height="12.381cm" svg:x="2.541cm" svg:y="122.24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7.302cm" svg:height="0.952cm" svg:x="8.255cm" svg:y="126.36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47.942cm" svg:x2="12.065cm" svg:y2="47.942cm">
          <text:p/>
        </draw:line>
        <draw:line draw:style-name="gr5" draw:text-style-name="P3" draw:layer="layout" svg:x1="6.667cm" svg:y1="52.705cm" svg:x2="12.065cm" svg:y2="52.705cm">
          <text:p/>
        </draw:line>
        <draw:custom-shape draw:style-name="gr45" draw:text-style-name="P2" draw:layer="layout" svg:width="14.922cm" svg:height="5.398cm" svg:x="12.065cm" svg:y="47.625cm">
          <text:p text:style-name="P1"><text:span text:style-name="T1">GET /api/ai/dashboard-insights?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6.667cm" svg:y="52.705cm">
          <draw:text-box>
            <text:p text:style-name="P4"><text:span text:style-name="T1">aiRecommendations</text:span></text:p>
          </draw:text-box>
        </draw:frame>
        <draw:line draw:style-name="gr9" draw:text-style-name="P3" draw:layer="layout" svg:x1="26.987cm" svg:y1="47.942cm" svg:x2="39.052cm" svg:y2="47.942cm">
          <text:p/>
        </draw:line>
        <draw:frame draw:style-name="gr6" draw:text-style-name="P7" draw:layer="layout" svg:width="11.748cm" svg:height="7.302cm" svg:x="26.987cm" svg:y="40.64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6.988cm" svg:y1="48.26cm" svg:x2="39.052cm" svg:y2="48.26cm">
          <text:p/>
        </draw:line>
        <draw:frame draw:style-name="gr4" draw:text-style-name="P5" draw:layer="layout" svg:width="11.748cm" svg:height="1.587cm" svg:x="26.987cm" svg:y="48.2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6.987cm" svg:y1="52.387cm" svg:x2="32.385cm" svg:y2="52.387cm">
          <text:p/>
        </draw:line>
        <draw:frame draw:style-name="gr4" draw:text-style-name="P5" draw:layer="layout" svg:width="5.398cm" svg:height="2.221cm" svg:x="26.987cm" svg:y="50.166cm">
          <draw:text-box>
            <text:p text:style-name="P4"><text:span text:style-name="T1">spendingSummary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6.987cm" svg:y1="52.705cm" svg:x2="32.385cm" svg:y2="52.705cm">
          <text:p/>
        </draw:line>
        <draw:frame draw:style-name="gr4" draw:text-style-name="P5" draw:layer="layout" svg:width="5.398cm" svg:height="0.635cm" svg:x="26.987cm" svg:y="52.705cm">
          <draw:text-box>
            <text:p text:style-name="P4"><text:span text:style-name="T1">aiRecommendations</text:span></text:p>
          </draw:text-box>
        </draw:frame>
        <draw:custom-shape draw:style-name="gr46" draw:text-style-name="P2" draw:layer="layout" svg:width="1.587cm" svg:height="0.952cm" svg:x="32.385cm" svg:y="52.071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15.24cm" svg:height="6.033cm" svg:x="12.065cm" svg:y="60.642cm">
          <text:p text:style-name="P1"><text:span text:style-name="T1">GET /api/ai</text:span><text:span text:style-name="T4">/budget-comparison?</text:span><text:span text:style-name="T1">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667cm" svg:y1="66.357cm" svg:x2="12.065cm" svg:y2="66.357cm">
          <text:p/>
        </draw:line>
        <draw:frame draw:style-name="gr4" draw:text-style-name="P5" draw:layer="layout" svg:width="5.397cm" svg:height="0.952cm" svg:x="6.668cm" svg:y="66.358cm">
          <draw:text-box>
            <text:p text:style-name="P4"><text:span text:style-name="T1">aiBudgetComparison</text:span></text:p>
          </draw:text-box>
        </draw:frame>
        <draw:line draw:style-name="gr9" draw:text-style-name="P3" draw:layer="layout" svg:x1="6.667cm" svg:y1="60.96cm" svg:x2="12.065cm" svg:y2="60.96cm">
          <text:p/>
        </draw:line>
        <draw:line draw:style-name="gr9" draw:text-style-name="P3" draw:layer="layout" svg:x1="27.305cm" svg:y1="60.96cm" svg:x2="39.052cm" svg:y2="60.96cm">
          <text:p/>
        </draw:line>
        <draw:frame draw:style-name="gr6" draw:text-style-name="P7" draw:layer="layout" svg:width="11.747cm" svg:height="7.303cm" svg:x="27.305cm" svg:y="53.657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7.306cm" svg:y1="61.279cm" svg:x2="39.052cm" svg:y2="61.278cm">
          <text:p/>
        </draw:line>
        <draw:frame draw:style-name="gr4" draw:text-style-name="P5" draw:layer="layout" svg:width="11.747cm" svg:height="1.587cm" svg:x="27.305cm" svg:y="61.278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7.305cm" svg:y1="66.04cm" svg:x2="32.703cm" svg:y2="66.04cm">
          <text:p/>
        </draw:line>
        <draw:frame draw:style-name="gr4" draw:text-style-name="P5" draw:layer="layout" svg:width="5.398cm" svg:height="2.856cm" svg:x="27.304cm" svg:y="63.182cm">
          <draw:text-box>
            <text:p text:style-name="P4"><text:span text:style-name="T1">spendingSummary,</text:span></text:p>
            <text:p text:style-name="P4"><text:span text:style-name="T1">totalIncome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7.304cm" svg:y1="66.358cm" svg:x2="32.702cm" svg:y2="66.358cm">
          <text:p/>
        </draw:line>
        <draw:frame draw:style-name="gr4" draw:text-style-name="P5" draw:layer="layout" svg:width="5.398cm" svg:height="0.953cm" svg:x="27.304cm" svg:y="66.357cm">
          <draw:text-box>
            <text:p text:style-name="P4"><text:span text:style-name="T1">aiBudgetComparison</text:span></text:p>
          </draw:text-box>
        </draw:frame>
        <draw:custom-shape draw:style-name="gr46" draw:text-style-name="P2" draw:layer="layout" svg:width="1.587cm" svg:height="0.952cm" svg:x="32.703cm" svg:y="65.723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30.176cm" svg:x2="8.89cm" svg:y2="130.176cm">
          <text:p/>
        </draw:line>
        <draw:frame draw:style-name="gr4" draw:text-style-name="P5" draw:layer="layout" svg:width="2.54cm" svg:height="0.951cm" svg:x="6.35cm" svg:y="129.223cm">
          <draw:text-box>
            <text:p text:style-name="P4"><text:span text:style-name="T1">password</text:span></text:p>
          </draw:text-box>
        </draw:frame>
        <draw:custom-shape draw:style-name="gr48" draw:text-style-name="P2" draw:layer="layout" svg:width="7.937cm" svg:height="4.762cm" svg:x="8.89cm" svg:y="129.859cm">
          <text:p text:style-name="P1"><text:span text:style-name="T1">DELETE /api/settings/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6.35cm" svg:y1="134.303cm" svg:x2="8.89cm" svg:y2="134.303cm">
          <text:p/>
        </draw:line>
        <draw:frame draw:style-name="gr6" draw:text-style-name="P7" draw:layer="layout" svg:width="8.255cm" svg:height="2.222cm" svg:x="16.827cm" svg:y="127.953cm">
          <draw:text-box>
            <text:p text:style-name="P6"><text:span text:style-name="T2">SELECT u.passwordHash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30.176cm" svg:x2="39.052cm" svg:y2="130.175cm">
          <text:p/>
        </draw:line>
        <draw:line draw:style-name="gr5" draw:text-style-name="P3" draw:layer="layout" svg:x1="16.827cm" svg:y1="130.493cm" svg:x2="39.052cm" svg:y2="130.492cm">
          <text:p/>
        </draw:line>
        <draw:frame draw:style-name="gr4" draw:text-style-name="P5" draw:layer="layout" svg:width="8.254cm" svg:height="0.953cm" svg:x="16.828cm" svg:y="130.493cm">
          <draw:text-box>
            <text:p text:style-name="P4"><text:span text:style-name="T1">passwordHash</text:span></text:p>
          </draw:text-box>
        </draw:frame>
        <draw:frame draw:style-name="gr6" draw:text-style-name="P7" draw:layer="layout" svg:width="7.303cm" svg:height="2.222cm" svg:x="16.827cm" svg:y="131.764cm">
          <draw:text-box>
            <text:p text:style-name="P6"><text:span text:style-name="T2">DELETE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33.986cm" svg:x2="39.052cm" svg:y2="133.985cm">
          <text:p/>
        </draw:line>
        <draw:line draw:style-name="gr5" draw:text-style-name="P3" draw:layer="layout" svg:x1="16.827cm" svg:y1="134.303cm" svg:x2="39.052cm" svg:y2="134.302cm">
          <text:p/>
        </draw:line>
        <draw:frame draw:style-name="gr4" draw:text-style-name="P5" draw:layer="layout" svg:width="2.54cm" svg:height="0.634cm" svg:x="6.35cm" svg:y="134.304cm">
          <draw:text-box>
            <text:p text:style-name="P4"><text:span text:style-name="T1">ok</text:span></text:p>
          </draw:text-box>
        </draw:frame>
        <draw:custom-shape draw:style-name="gr49" draw:text-style-name="P2" draw:layer="layout" svg:width="4.126cm" svg:height="0.635cm" svg:x="39.371cm" svg:y="21.59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4.122cm" svg:height="0.635cm" svg:x="39.375cm" svg:y="22.22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126cm" svg:height="0.952cm" svg:x="39.371cm" svg:y="20.638cm">
          <draw:text-box>
            <text:p text:style-name="P4"><text:span text:style-name="T1">LinkedAccount</text:span></text:p>
          </draw:text-box>
        </draw:frame>
        <draw:custom-shape draw:style-name="gr50" draw:text-style-name="P2" draw:layer="layout" svg:width="4.122cm" svg:height="0.635cm" svg:x="39.375cm" svg:y="22.861cm">
          <text:p text:style-name="P1"><text:span text:style-name="T1">item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3.496cm">
          <text:p text:style-name="P1"><text:span text:style-name="T1">access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131cm">
          <text:p text:style-name="P1"><text:span text:style-name="T1">institu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766cm">
          <text:p text:style-name="P1"><text:span text:style-name="T1">institution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69cm" svg:y="25.401cm">
          <text:p text:style-name="P1"><text:span text:style-name="T1">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036cm">
          <text:p text:style-name="P1"><text:span text:style-name="T1">accountM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671cm">
          <text:p text:style-name="P1"><text:span text:style-name="T1">accoun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7.306cm">
          <text:p text:style-name="P1"><text:span text:style-name="T1">accou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8.259cm">
          <text:p text:style-name="P1"><text:span text:style-name="T1">accountSu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9.211cm">
          <text:p text:style-name="P1"><text:span text:style-name="T1">lastSync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4.125cm" svg:height="0.634cm" svg:x="39.369cm" svg:y="30.16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" draw:layer="layout" svg:width="4.125cm" svg:height="0.953cm" svg:x="39.369cm" svg:y="30.798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6.03cm" svg:height="0.635cm" svg:x="39.372cm" svg:y="33.02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6.024cm" svg:height="0.635cm" svg:x="39.378cm" svg:y="33.65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6.031cm" svg:height="0.952cm" svg:x="39.371cm" svg:y="32.068cm">
          <draw:text-box>
            <text:p text:style-name="P4"><text:span text:style-name="T1">PlaidTransactionImport</text:span></text:p>
          </draw:text-box>
        </draw:frame>
        <draw:custom-shape draw:style-name="gr56" draw:text-style-name="P2" draw:layer="layout" svg:width="6.024cm" svg:height="0.635cm" svg:x="39.378cm" svg:y="34.291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4.926cm">
          <text:p text:style-name="P1"><text:span text:style-name="T1">plaidTransac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5.879cm">
          <text:p text:style-name="P1"><text:span text:style-name="T1">expens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6.831cm">
          <text:p text:style-name="P1"><text:span text:style-name="T1">remov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7.466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3cm" svg:y="38.101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4.443cm" svg:height="0.635cm" svg:x="39.371cm" svg:y="40.3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44cm" svg:height="0.952cm" svg:x="39.37cm" svg:y="39.371cm">
          <draw:text-box>
            <text:p text:style-name="P4"><text:span text:style-name="T1">PlaidSyncCursor</text:span></text:p>
          </draw:text-box>
        </draw:frame>
        <draw:custom-shape draw:style-name="gr60" draw:text-style-name="P2" draw:layer="layout" svg:width="4.445cm" svg:height="0.635cm" svg:x="39.369cm" svg:y="40.957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draw:layer="layout" svg:width="4.445cm" svg:height="0.633cm" svg:x="39.369cm" svg:y="41.594cm">
          <text:p text:style-name="P1"><text:span text:style-name="T1">nextCur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4.445cm" svg:height="0.635cm" svg:x="39.369cm" svg:y="42.227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" draw:layer="layout" svg:width="4.445cm" svg:height="0.951cm" svg:x="39.369cm" svg:y="42.864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43.179cm" svg:y1="10.795cm" svg:x2="46.672cm" svg:y2="10.795cm">
          <text:p/>
        </draw:line>
        <draw:line draw:style-name="gr64" draw:text-style-name="P3" draw:layer="layout" svg:x1="41.592cm" svg:y1="16.193cm" svg:x2="46.672cm" svg:y2="16.193cm">
          <text:p/>
        </draw:line>
        <draw:line draw:style-name="gr64" draw:text-style-name="P3" draw:layer="layout" svg:x1="43.497cm" svg:y1="22.543cm" svg:x2="46.672cm" svg:y2="22.543cm">
          <text:p/>
        </draw:line>
        <draw:line draw:style-name="gr64" draw:text-style-name="P3" draw:layer="layout" svg:x1="45.402cm" svg:y1="33.973cm" svg:x2="46.672cm" svg:y2="33.973cm">
          <text:p/>
        </draw:line>
        <draw:line draw:style-name="gr64" draw:text-style-name="P3" draw:layer="layout" svg:x1="42.227cm" svg:y1="46.038cm" svg:x2="46.672cm" svg:y2="46.038cm">
          <text:p/>
        </draw:line>
        <draw:line draw:style-name="gr64" draw:text-style-name="P3" draw:layer="layout" svg:x1="41.909cm" svg:y1="53.023cm" svg:x2="46.672cm" svg:y2="53.023cm">
          <text:p/>
        </draw:line>
        <draw:line draw:style-name="gr64" draw:text-style-name="P3" draw:layer="layout" svg:x1="45.402cm" svg:y1="57.15cm" svg:x2="46.672cm" svg:y2="57.15cm">
          <text:p/>
        </draw:line>
        <draw:line draw:style-name="gr64" draw:text-style-name="P3" draw:layer="layout" svg:x1="46.672cm" svg:y1="57.15cm" svg:x2="46.672cm" svg:y2="10.795cm">
          <text:p/>
        </draw:line>
        <draw:line draw:style-name="gr63" draw:text-style-name="P3" draw:layer="layout" svg:x1="41.592cm" svg:y1="15.558cm" svg:x2="47.942cm" svg:y2="15.558cm">
          <text:p/>
        </draw:line>
        <draw:line draw:style-name="gr64" draw:text-style-name="P3" draw:layer="layout" svg:x1="45.402cm" svg:y1="36.195cm" svg:x2="47.942cm" svg:y2="36.195cm">
          <text:p/>
        </draw:line>
        <draw:line draw:style-name="gr64" draw:text-style-name="P3" draw:layer="layout" svg:x1="47.942cm" svg:y1="36.195cm" svg:x2="47.942cm" svg:y2="15.558cm">
          <text:p/>
        </draw:line>
        <draw:line draw:style-name="gr63" draw:text-style-name="P3" draw:layer="layout" svg:x1="43.496cm" svg:y1="21.908cm" svg:x2="49.212cm" svg:y2="21.908cm">
          <text:p/>
        </draw:line>
        <draw:line draw:style-name="gr64" draw:text-style-name="P3" draw:layer="layout" svg:x1="45.402cm" svg:y1="34.608cm" svg:x2="49.212cm" svg:y2="34.608cm">
          <text:p/>
        </draw:line>
        <draw:line draw:style-name="gr64" draw:text-style-name="P3" draw:layer="layout" svg:x1="43.814cm" svg:y1="41.275cm" svg:x2="49.212cm" svg:y2="41.275cm">
          <text:p/>
        </draw:line>
        <draw:line draw:style-name="gr64" draw:text-style-name="P3" draw:layer="layout" svg:x1="49.212cm" svg:y1="41.275cm" svg:x2="49.212cm" svg:y2="21.908cm">
          <text:p/>
        </draw:line>
        <draw:custom-shape draw:style-name="gr65" draw:text-style-name="P2" draw:layer="layout" svg:width="5.08cm" svg:height="63.816cm" svg:x="2.54cm" svg:y="143.194cm">
          <text:p text:style-name="P1"><text:span text:style-name="T1">Header 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43.51cm" svg:x2="12.065cm" svg:y2="143.51cm">
          <text:p/>
        </draw:line>
        <draw:line draw:style-name="gr15" draw:text-style-name="P3" draw:layer="layout" svg:x1="7.62cm" svg:y1="143.828cm" svg:x2="12.065cm" svg:y2="143.828cm">
          <text:p/>
        </draw:line>
        <draw:frame draw:style-name="gr4" draw:text-style-name="P5" draw:layer="layout" svg:width="4.127cm" svg:height="0.634cm" svg:x="7.937cm" svg:y="143.828cm">
          <draw:text-box>
            <text:p text:style-name="P4"><text:span text:style-name="T1">linkedAccounts</text:span></text:p>
          </draw:text-box>
        </draw:frame>
        <draw:custom-shape draw:style-name="gr66" draw:text-style-name="P2" draw:layer="layout" svg:width="6.35cm" svg:height="0.952cm" svg:x="12.065cm" svg:y="143.193cm">
          <text:p text:style-name="P1"><text:span text:style-name="T1">GET /api/plaid/accou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415cm" svg:y1="143.51cm" svg:x2="39.052cm" svg:y2="143.51cm">
          <text:p/>
        </draw:line>
        <draw:frame draw:style-name="gr4" draw:text-style-name="P5" draw:layer="layout" svg:width="8.89cm" svg:height="0.952cm" svg:x="22.86cm" svg:y="102.871cm">
          <draw:text-box>
            <text:p text:style-name="P4"><text:span text:style-name="T1">budgets</text:span></text:p>
          </draw:text-box>
        </draw:frame>
        <draw:frame draw:style-name="gr6" draw:text-style-name="P7" draw:layer="layout" svg:width="9.842cm" svg:height="8.255cm" svg:x="18.415cm" svg:y="135.255cm">
          <draw:text-box>
            <text:p text:style-name="P6"><text:span text:style-name="T2">SELECT a.id,</text:span></text:p>
            <text:p text:style-name="P6"><text:span text:style-name="T2"><text:s text:c="4"/>a.institutionName,</text:span></text:p>
            <text:p text:style-name="P6"><text:span text:style-name="T2"><text:s text:c="4"/>a.accountName,</text:span></text:p>
            <text:p text:style-name="P6"><text:span text:style-name="T2"><text:s text:c="4"/>a.accountMask,</text:span></text:p>
            <text:p text:style-name="P6"><text:span text:style-name="T2"><text:s text:c="4"/>a.accountType,</text:span></text:p>
            <text:p text:style-name="P6"><text:span text:style-name="T2"><text:s text:c="4"/>a.accountSubtype,</text:span></text:p>
            <text:p text:style-name="P6"><text:span text:style-name="T2"><text:s text:c="4"/>a.lastSyncedAt,</text:span></text:p>
            <text:p text:style-name="P6"><text:span text:style-name="T2"><text:s text:c="4"/>a.createdAt</text:span></text:p>
            <text:p text:style-name="P6"><text:span text:style-name="T2">FROM LinkedAccount a</text:span></text:p>
            <text:p text:style-name="P6"><text:span text:style-name="T2">WHERE a.userId = userId</text:span></text:p>
            <text:p text:style-name="P6"><text:span text:style-name="T2">ORDER BY a.createdAt DESC</text:span></text:p>
          </draw:text-box>
        </draw:frame>
        <draw:line draw:style-name="gr5" draw:text-style-name="P3" draw:layer="layout" svg:x1="18.415cm" svg:y1="143.828cm" svg:x2="39.052cm" svg:y2="143.827cm">
          <text:p/>
        </draw:line>
        <draw:frame draw:style-name="gr4" draw:text-style-name="P5" draw:layer="layout" svg:width="9.842cm" svg:height="0.634cm" svg:x="18.415cm" svg:y="143.829cm">
          <draw:text-box>
            <text:p text:style-name="P4"><text:span text:style-name="T1">linkedAccounts</text:span></text:p>
          </draw:text-box>
        </draw:frame>
        <draw:custom-shape draw:style-name="gr67" draw:text-style-name="P2" draw:layer="layout" svg:width="7.937cm" svg:height="0.952cm" svg:x="11.748cm" svg:y="144.781cm">
          <text:p text:style-name="P1"><text:span text:style-name="T1">GET /api/plaid/sandbox-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45.098cm" svg:x2="11.747cm" svg:y2="145.098cm">
          <text:p/>
        </draw:line>
        <draw:line draw:style-name="gr15" draw:text-style-name="P3" draw:layer="layout" svg:x1="7.62cm" svg:y1="145.415cm" svg:x2="11.747cm" svg:y2="145.415cm">
          <text:p/>
        </draw:line>
        <draw:frame draw:style-name="gr4" draw:text-style-name="P5" draw:layer="layout" svg:width="4.127cm" svg:height="2.222cm" svg:x="7.62cm" svg:y="145.416cm">
          <draw:text-box>
            <text:p text:style-name="P4"><text:span text:style-name="T1">environment,</text:span></text:p>
            <text:p text:style-name="P4"><text:span text:style-name="T1">testCredentials,</text:span></text:p>
            <text:p text:style-name="P4"><text:span text:style-name="T1">placeholderKey</text:span></text:p>
          </draw:text-box>
        </draw:frame>
        <draw:custom-shape draw:style-name="gr68" draw:text-style-name="P2" draw:layer="layout" svg:width="6.985cm" svg:height="0.952cm" svg:x="10.478cm" svg:y="149.543cm">
          <text:p text:style-name="P1"><text:span text:style-name="T1">POST /api/plaid/link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1cm" svg:y1="149.86cm" svg:x2="10.478cm" svg:y2="149.86cm">
          <text:p/>
        </draw:line>
        <draw:line draw:style-name="gr15" draw:text-style-name="P3" draw:layer="layout" svg:x1="7.621cm" svg:y1="150.178cm" svg:x2="10.478cm" svg:y2="150.178cm">
          <text:p/>
        </draw:line>
        <draw:frame draw:style-name="gr4" draw:text-style-name="P5" draw:layer="layout" svg:width="2.857cm" svg:height="1.587cm" svg:x="7.621cm" svg:y="150.17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line draw:style-name="gr9" draw:text-style-name="P3" draw:layer="layout" svg:x1="17.464cm" svg:y1="149.86cm" svg:x2="21.272cm" svg:y2="149.86cm">
          <text:p/>
        </draw:line>
        <draw:line draw:style-name="gr15" draw:text-style-name="P3" draw:layer="layout" svg:x1="17.464cm" svg:y1="150.178cm" svg:x2="21.272cm" svg:y2="150.178cm">
          <text:p/>
        </draw:line>
        <draw:frame draw:style-name="gr4" draw:text-style-name="P5" draw:layer="layout" svg:width="3.809cm" svg:height="1.587cm" svg:x="17.464cm" svg:y="150.17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frame draw:style-name="gr4" draw:text-style-name="P5" draw:layer="layout" svg:width="3.81cm" svg:height="3.81cm" svg:x="17.462cm" svg:y="146.05cm">
          <draw:text-box>
            <text:p text:style-name="P4"><text:span text:style-name="T1">userId,</text:span></text:p>
            <text:p text:style-name="P4"><text:span text:style-name="T1">clientName,</text:span></text:p>
            <text:p text:style-name="P4"><text:span text:style-name="T1">language,</text:span></text:p>
            <text:p text:style-name="P4"><text:span text:style-name="T1">products,</text:span></text:p>
            <text:p text:style-name="P4"><text:span text:style-name="T1">countryCodes</text:span></text:p>
          </draw:text-box>
        </draw:frame>
        <draw:custom-shape draw:style-name="gr69" draw:text-style-name="P2" draw:layer="layout" svg:width="10.16cm" svg:height="23.495cm" svg:x="12.065cm" svg:y="152.718cm">
          <text:p text:style-name="P1"><text:span text:style-name="T1">POST /api/plaid/exchange-public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53.036cm" svg:x2="12.065cm" svg:y2="153.036cm">
          <text:p/>
        </draw:line>
        <draw:frame draw:style-name="gr4" draw:text-style-name="P5" draw:layer="layout" svg:width="4.445cm" svg:height="0.952cm" svg:x="7.62cm" svg:y="152.084cm">
          <draw:text-box>
            <text:p text:style-name="P4"><text:span text:style-name="T1">publicToken</text:span></text:p>
          </draw:text-box>
        </draw:frame>
        <draw:line draw:style-name="gr9" draw:text-style-name="P3" draw:layer="layout" svg:x1="22.225cm" svg:y1="153.036cm" svg:x2="25.717cm" svg:y2="153.036cm">
          <text:p/>
        </draw:line>
        <draw:line draw:style-name="gr15" draw:text-style-name="P3" draw:layer="layout" svg:x1="22.225cm" svg:y1="153.353cm" svg:x2="25.717cm" svg:y2="153.353cm">
          <text:p/>
        </draw:line>
        <draw:frame draw:style-name="gr4" draw:text-style-name="P5" draw:layer="layout" svg:width="3.492cm" svg:height="1.27cm" svg:x="22.225cm" svg:y="153.353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22.225cm" svg:y1="155.576cm" svg:x2="26.035cm" svg:y2="155.576cm">
          <text:p/>
        </draw:line>
        <draw:line draw:style-name="gr15" draw:text-style-name="P3" draw:layer="layout" svg:x1="22.225cm" svg:y1="155.893cm" svg:x2="26.035cm" svg:y2="155.893cm">
          <text:p/>
        </draw:line>
        <draw:frame draw:style-name="gr4" draw:text-style-name="P5" draw:layer="layout" svg:width="3.492cm" svg:height="0.635cm" svg:x="22.225cm" svg:y="155.893cm">
          <draw:text-box>
            <text:p text:style-name="P4"><text:span text:style-name="T1">accounts</text:span></text:p>
          </draw:text-box>
        </draw:frame>
        <draw:custom-shape draw:style-name="gr44" draw:text-style-name="P2" draw:layer="layout" svg:width="7.302cm" svg:height="0.952cm" svg:x="21.273cm" svg:y="149.543cm">
          <text:p text:style-name="P1"><text:span text:style-name="T1">Plaid API: /link/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10.16cm" svg:height="0.952cm" svg:x="25.717cm" svg:y="152.718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92cm" svg:height="0.952cm" svg:x="22.225cm" svg:y="152.083cm">
          <draw:text-box>
            <text:p text:style-name="P4"><text:span text:style-name="T1">publicToken</text:span></text:p>
          </draw:text-box>
        </draw:frame>
        <draw:frame draw:style-name="gr4" draw:text-style-name="P5" draw:layer="layout" svg:width="3.492cm" svg:height="0.635cm" svg:x="22.225cm" svg:y="154.941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6.035cm" svg:y="155.258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175.895cm" svg:x2="12.065cm" svg:y2="175.895cm">
          <text:p/>
        </draw:line>
        <draw:frame draw:style-name="gr4" draw:text-style-name="P5" draw:layer="layout" svg:width="4.445cm" svg:height="1.587cm" svg:x="7.62cm" svg:y="175.896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178.435cm" svg:x2="12.065cm" svg:y2="178.434cm">
          <text:p/>
        </draw:line>
        <draw:custom-shape draw:style-name="gr71" draw:text-style-name="P2" draw:layer="layout" svg:width="7.62cm" svg:height="25.718cm" svg:x="12.065cm" svg:y="178.117cm">
          <text:p text:style-name="P1"><text:span text:style-name="T1">POST /api/plaid/demo-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9.685cm" svg:y1="178.434cm" svg:x2="25.4cm" svg:y2="178.435cm">
          <text:p/>
        </draw:line>
        <draw:line draw:style-name="gr15" draw:text-style-name="P3" draw:layer="layout" svg:x1="19.685cm" svg:y1="178.751cm" svg:x2="25.4cm" svg:y2="178.752cm">
          <text:p/>
        </draw:line>
        <draw:frame draw:style-name="gr4" draw:text-style-name="P5" draw:layer="layout" svg:width="5.715cm" svg:height="0.635cm" svg:x="19.685cm" svg:y="178.751cm">
          <draw:text-box>
            <text:p text:style-name="P4"><text:span text:style-name="T1">sandboxToken</text:span></text:p>
          </draw:text-box>
        </draw:frame>
        <draw:frame draw:style-name="gr4" draw:text-style-name="P5" draw:layer="layout" svg:width="5.715cm" svg:height="1.27cm" svg:x="19.685cm" svg:y="177.165cm">
          <draw:text-box>
            <text:p text:style-name="P4"><text:span text:style-name="T1">sandboxInstitutionId,</text:span></text:p>
            <text:p text:style-name="P4"><text:span text:style-name="T1">initialProducts</text:span></text:p>
          </draw:text-box>
        </draw:frame>
        <draw:custom-shape draw:style-name="gr72" draw:text-style-name="P2" draw:layer="layout" svg:width="10.477cm" svg:height="0.952cm" svg:x="25.401cm" svg:y="178.118cm">
          <text:p text:style-name="P1"><text:span text:style-name="T1">Plaid API: /sandbox/public_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2.543cm" svg:y="156.846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22.225cm" svg:y1="175.578cm" svg:x2="39.052cm" svg:y2="175.577cm">
          <text:p/>
        </draw:line>
        <draw:line draw:style-name="gr15" draw:text-style-name="P3" draw:layer="layout" svg:x1="22.225cm" svg:y1="175.895cm" svg:x2="39.052cm" svg:y2="175.895cm">
          <text:p/>
        </draw:line>
        <draw:frame draw:style-name="gr4" draw:text-style-name="P5" draw:layer="layout" svg:width="15.875cm" svg:height="0.952cm" svg:x="22.225cm" svg:y="175.896cm">
          <draw:text-box>
            <text:p text:style-name="P4"><text:span text:style-name="T1">linkedAccount</text:span></text:p>
          </draw:text-box>
        </draw:frame>
        <draw:line draw:style-name="gr9" draw:text-style-name="P3" draw:layer="layout" svg:x1="19.685cm" svg:y1="180.658cm" svg:x2="25.4cm" svg:y2="180.657cm">
          <text:p/>
        </draw:line>
        <draw:line draw:style-name="gr15" draw:text-style-name="P3" draw:layer="layout" svg:x1="19.685cm" svg:y1="180.975cm" svg:x2="25.4cm" svg:y2="180.975cm">
          <text:p/>
        </draw:line>
        <draw:frame draw:style-name="gr4" draw:text-style-name="P5" draw:layer="layout" svg:width="5.398cm" svg:height="1.27cm" svg:x="19.685cm" svg:y="180.975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19.685cm" svg:y1="183.198cm" svg:x2="23.495cm" svg:y2="183.198cm">
          <text:p/>
        </draw:line>
        <draw:line draw:style-name="gr15" draw:text-style-name="P3" draw:layer="layout" svg:x1="19.685cm" svg:y1="183.515cm" svg:x2="23.495cm" svg:y2="183.515cm">
          <text:p/>
        </draw:line>
        <draw:frame draw:style-name="gr4" draw:text-style-name="P5" draw:layer="layout" svg:width="3.492cm" svg:height="0.635cm" svg:x="19.685cm" svg:y="183.515cm">
          <draw:text-box>
            <text:p text:style-name="P4"><text:span text:style-name="T1">accounts</text:span></text:p>
          </draw:text-box>
        </draw:frame>
        <draw:custom-shape draw:style-name="gr70" draw:text-style-name="P2" draw:layer="layout" svg:width="10.16cm" svg:height="0.952cm" svg:x="25.4cm" svg:y="180.34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19.685cm" svg:y="180.022cm">
          <draw:text-box>
            <text:p text:style-name="P4"><text:span text:style-name="T1">sandboxPublicToken</text:span></text:p>
          </draw:text-box>
        </draw:frame>
        <draw:frame draw:style-name="gr4" draw:text-style-name="P5" draw:layer="layout" svg:width="3.492cm" svg:height="0.635cm" svg:x="19.685cm" svg:y="182.563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3.495cm" svg:y="182.88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0.003cm" svg:y="184.468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19.685cm" svg:y1="203.2cm" svg:x2="39.052cm" svg:y2="203.2cm">
          <text:p/>
        </draw:line>
        <draw:line draw:style-name="gr15" draw:text-style-name="P3" draw:layer="layout" svg:x1="19.685cm" svg:y1="203.517cm" svg:x2="39.052cm" svg:y2="203.517cm">
          <text:p/>
        </draw:line>
        <draw:frame draw:style-name="gr4" draw:text-style-name="P5" draw:layer="layout" svg:width="15.875cm" svg:height="0.952cm" svg:x="19.685cm" svg:y="203.518cm">
          <draw:text-box>
            <text:p text:style-name="P4"><text:span text:style-name="T1">linkedAccount</text:span></text:p>
          </draw:text-box>
        </draw:frame>
        <draw:line draw:style-name="gr15" draw:text-style-name="P3" draw:layer="layout" svg:x1="7.62cm" svg:y1="203.517cm" svg:x2="12.065cm" svg:y2="203.517cm">
          <text:p/>
        </draw:line>
        <draw:frame draw:style-name="gr4" draw:text-style-name="P5" draw:layer="layout" svg:width="4.445cm" svg:height="1.587cm" svg:x="7.62cm" svg:y="203.518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206.376cm" svg:x2="12.065cm" svg:y2="206.375cm">
          <text:p/>
        </draw:line>
        <draw:frame draw:style-name="gr4" draw:text-style-name="P5" draw:layer="layout" svg:width="4.445cm" svg:height="0.952cm" svg:x="7.62cm" svg:y="205.422cm">
          <draw:text-box>
            <text:p text:style-name="P4"><text:span text:style-name="T1">linkedAccountId</text:span></text:p>
          </draw:text-box>
        </draw:frame>
        <draw:custom-shape draw:style-name="gr12" draw:text-style-name="P2" draw:layer="layout" svg:width="5.715cm" svg:height="0.952cm" svg:x="12.065cm" svg:y="206.058cm">
          <text:p text:style-name="P1"><text:span text:style-name="T1">POST /api/plaid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" draw:layer="layout" svg:width="7.62cm" svg:height="0.952cm" svg:x="25.082cm" svg:y="206.057cm">
          <text:p text:style-name="P1"><text:span text:style-name="T1">Plaid API: /transactions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7.78cm" svg:y1="206.375cm" svg:x2="25.082cm" svg:y2="206.375cm">
          <text:p/>
        </draw:line>
        <draw:line draw:style-name="gr15" draw:text-style-name="P3" draw:layer="layout" svg:x1="17.78cm" svg:y1="206.692cm" svg:x2="25.082cm" svg:y2="206.692cm">
          <text:p/>
        </draw:line>
        <draw:frame draw:style-name="gr4" draw:text-style-name="P5" draw:layer="layout" svg:width="7.302cm" svg:height="0.953cm" svg:x="17.78cm" svg:y="206.692cm">
          <draw:text-box>
            <text:p text:style-name="P4"><text:span text:style-name="T1">syncResponse</text:span></text:p>
          </draw:text-box>
        </draw:frame>
        <draw:frame draw:style-name="gr4" draw:text-style-name="P5" draw:layer="layout" svg:width="7.302cm" svg:height="0.953cm" svg:x="17.78cm" svg:y="205.422cm">
          <draw:text-box>
            <text:p text:style-name="P4"><text:span text:style-name="T1">linkedAccountAccessToken</text:span></text:p>
          </draw:text-box>
        </draw:frame>
        <draw:line draw:style-name="gr15" draw:text-style-name="P3" draw:layer="layout" svg:x1="7.62cm" svg:y1="206.692cm" svg:x2="12.065cm" svg:y2="206.692cm">
          <text:p/>
        </draw:line>
        <draw:frame draw:style-name="gr4" draw:text-style-name="P5" draw:layer="layout" svg:width="4.445cm" svg:height="0.952cm" svg:x="7.62cm" svg:y="206.693cm">
          <draw:text-box>
            <text:p text:style-name="P4"><text:span text:style-name="T1">summar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52.07cm" fo:page-height="210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4-28T12:17:13.959622419</dc:date>
    <dc:creator>Jonathan Gruber</dc:creator>
    <meta:editing-duration>PT8H42M54S</meta:editing-duration>
    <meta:editing-cycles>74</meta:editing-cycles>
    <meta:generator>LibreOffice/26.2.2.2$Linux_X86_64 LibreOffice_project/620$Build-2</meta:generator>
    <meta:document-statistic meta:object-count="319"/>
  </office:meta>
</office:document-meta>
</file>